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Paragraphedeliste" style:list-style-name="LFO1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Paragraphedeliste" style:list-style-name="LFO1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name="P17" style:parent-style-name="Paragraphedeliste" style:family="paragraph">
      <style:text-properties fo:language="fr" fo:country="FR"/>
    </style:style>
    <style:style style:name="P18" style:parent-style-name="Paragraphedeliste" style:list-style-name="LFO1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</office:automatic-styles>
  <office:body>
    <office:text text:use-soft-page-breaks="true">
      <text:p text:style-name="P1">PROJET PROFESSIONNEL</text:p>
      <text:list text:style-name="LFO1" text:continue-numbering="true">
        <text:list-item>
          <text:p text:style-name="P2">Qui suis-je ?</text:p>
        </text:list-item>
      </text:list>
      <text:p text:style-name="P3">Je m’appelle Florian Tran, j’ai 19 ans, j’ai beaucoup le sport dont le Handball ce qui m’apporte la compétence de la cohésion/travail d’équipe et la musculation qui m’apporte de la confiance en soi et de la maitrise/connaissance de son corps, mais j’aime aussi dessiné/designé<text:s/>et la musique<text:s/>ce qui permet de travailler ma créativité. J’aime aussi tout ce qui touche à la technologie et l’informatique, surtout le développement d’innovations. Ce que je n’aime pas c’est attendre et m’ennuyé.</text:p>
      <text:p text:style-name="P4">Mon mode de fonctionnement :<text:s/>Prendre un temps de réflexions avant chaque action</text:p>
      <text:p text:style-name="P5">Mes points forts :<text:s/>créativité, passion, déterminé</text:p>
      <text:p text:style-name="P6">Axes de progressions :<text:s/>gestion du temps</text:p>
      <text:p text:style-name="P7">Ce que mon entourage apprécie chez moi :<text:s/>curiosité, dynamique</text:p>
      <text:p text:style-name="P8">Ce que mon entourage apprécie moins chez moi :<text:s/>ma discrétion, réservé<text:s/></text:p>
      <text:p text:style-name="P9">Mes jobs<text:s/>d’été,<text:s/>stages … ce que cela m’a appris :<text:s/>Intérim dans le déménagement -&gt; cela m’a appris le travail d’équipe.<text:s/></text:p>
      <text:p text:style-name="P10">Stage dans une entreprise de conception d’armoires électriques -&gt; Organisation + chacun<text:s/></text:p>
      <text:list text:style-name="LFO1" text:continue-numbering="true">
        <text:list-item>
          <text:p text:style-name="P11">Pourquoi j’ai choisi l’IUT</text:p>
        </text:list-item>
      </text:list>
      <text:p text:style-name="P12">J’ai choisi l’IUT Informatique de Nantes car je suis un passionné de technologie et d’informatique, et je rêverais de créer des nouvelles technologies innovantes.<text:s/></text:p>
      <text:p text:style-name="P13">Les difficultés rencontrées : La difficulté de cette année était la rapidité de compréhension et la logique</text:p>
      <text:p text:style-name="P14">Ce que j’ai appris cette année :<text:s/><text:s/>Une nouvelle façon de penser (comme un informaticien), une nouvelle logique, nouvelle méthode de travail, organisation /structure, la collaboration approfondie et bien sûr plusieurs langages de programmation.</text:p>
      <text:p text:style-name="P15">Quelles seront mes compétences à l’obtention de mon DUT :<text:s/>Mes compétences seront la création de projet et sa bonne conduite, une bonne organisation du travail<text:s/></text:p>
      <text:p text:style-name="P16">Quels atouts<text:s/>pourrais-je<text:s/>faire valoir à l’obtention de mon<text:s/>DUT : toutes les SAE mon beaucoup aidé à développer mes compétences de travail de groupe et le bon développement d’un projet</text:p>
      <text:p text:style-name="P17"/>
      <text:list text:style-name="LFO1" text:continue-numbering="true">
        <text:list-item>
          <text:p text:style-name="P18">Mon projet d’orientation </text:p>
        </text:list-item>
      </text:list>
      <text:p text:style-name="P19">J’envisage après mon BUT de sois allé en école d’ingénieur (ou au moins faire un bac +5) et<text:s/>le métier envisagé<text:s/>serait<text:s/>développeur<text:s/>soit développeur d’application ou aussi développeur de site web.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Tran</meta:initial-creator>
    <dc:creator>Florian Tran</dc:creator>
    <meta:creation-date>2022-05-31T18:40:00Z</meta:creation-date>
    <dc:date>2022-06-01T00:05:00Z</dc:date>
    <meta:template xlink:href="Normal" xlink:type="simple"/>
    <meta:editing-cycles>2</meta:editing-cycles>
    <meta:editing-duration>PT0S</meta:editing-duration>
    <meta:document-statistic meta:page-count="1" meta:paragraph-count="4" meta:word-count="320" meta:character-count="2143" meta:row-count="15" meta:non-whitespace-character-count="1827"/>
  </office:meta>
</office:document-meta>
</file>